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 style:list-style-name="L1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fall</text:p>
      <text:p text:style-name="P3"/>
      <text:p text:style-name="P3">State management och meny.</text:p>
      <text:p text:style-name="P4"/>
      <text:p text:style-name="P4">Målet är att se till att menyn fungerar som tänkt och att spelet byter mellan de olika "states" som finns på ett korrekt sett.</text:p>
      <text:p text:style-name="P4"/>
      <text:p text:style-name="P1">Test instruktioner.</text:p>
      <text:p text:style-name="P5"/>
      <text:list xml:id="list5061457280525907082" text:style-name="L1">
        <text:list-item>
          <text:p text:style-name="P6">Tryck på enter knappen för att ta dig till titel skärmen, om enter knappen hålls ner ska inget hända, när enter knappen släpps ska du flyttas till titel skärmen.</text:p>
        </text:list-item>
        <text:list-item>
          <text:p text:style-name="P6">Upp pilen ska inte göra något ifall den vita markeringen är på valet högst upp, annars ska den vita text markeringen förflytta sig ett steg uppåt.</text:p>
        </text:list-item>
        <text:list-item>
          <text:p text:style-name="P6">Ned pilen ska inte göra något ifall den vita markeringen är på valet längst ner, annars ska den vita markeringen förlyttas ett steg neråt.</text:p>
        </text:list-item>
        <text:list-item>
          <text:p text:style-name="P6">Håll nere en up och ner tangenterna en åt gången och se att markeringen endast förflyttar sig ett steg.</text:p>
        </text:list-item>
        <text:list-item>
          <text:p text:style-name="P6">Välj ett av alternativen genom att se till att texten är vald(vit) och tryck på enter, då ska den byta skärm.</text:p>
        </text:list-item>
        <text:list-item>
          <text:p text:style-name="P6">Använd Escape knappen för att gå tillbaka till menyn.</text:p>
        </text:list-item>
        <text:list-item>
          <text:p text:style-name="P6">Repetera 4-5 tills alla alternativen är testade.</text:p>
        </text:list-item>
        <text:list-item>
          <text:p text:style-name="P6">Starta spelet igen och tryck på delete knappen, detta avslutar spelet direkt i vilken "state" somhel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</meta:editing-duration>
    <meta:editing-cycles>5</meta:editing-cycles>
    <meta:generator>OpenOffice/4.0.1$Win32 OpenOffice.org_project/401m5$Build-9714</meta:generator>
    <dc:date>2014-04-21T18:19:13.86</dc:date>
    <meta:document-statistic meta:table-count="0" meta:image-count="0" meta:object-count="0" meta:page-count="1" meta:paragraph-count="12" meta:word-count="190" meta:character-count="1056"/>
    <meta:user-defined meta:name="Info 1"/>
    <meta:user-defined meta:name="Info 2"/>
    <meta:user-defined meta:name="Info 3"/>
    <meta:user-defined meta:name="Info 4"/>
  </office:meta>
</office:document-meta>
</file>